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0a9c" officeooo:paragraph-rsid="00100a9c"/>
    </style:style>
    <style:style style:name="T1" style:family="text">
      <style:text-properties officeooo:rsid="00100a9c"/>
    </style:style>
    <style:style style:name="T2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Q.</text:span>Who is the writer of c language?</text:p>
      <text:p text:style-name="P1">Ans:-</text:p>
      <text:p text:style-name="P1"><text:span text:style-name="T2">Dennis MacAlistair Ritchie</text:span> (September 9, 1941 – October 12, 2011).</text:p>
      <text:p text:style-name="Standard"/>
      <text:p text:style-name="Standard"/>
      <text:p text:style-name="Standard"><text:span text:style-name="T1">Q. </text:span>In PC where c program stored &amp; Run.</text:p>
      <text:p text:style-name="Standard"/>
      <text:p text:style-name="Standard"/>
      <text:p text:style-name="Standard">Diff btw sdram and dram.</text:p>
      <text:p text:style-name="Standard"/>
      <text:p text:style-name="Standard">Types of ROM. </text:p>
      <text:p text:style-name="Standard"/>
      <text:p text:style-name="Standard">What is Round robin scheduling.</text:p>
      <text:p text:style-name="Standard"/>
      <text:p text:style-name="Standard">Which is the default scheduling algorithm in PC. What happened when PC start(Boot process ).</text:p>
      <text:p text:style-name="Standard"/>
      <text:p text:style-name="Standard">About i2c.... Spi and i2c Diff.</text:p>
      <text:p text:style-name="Standard"/>
      <text:p text:style-name="Standard">What is meant by Volatile non volatile memory. </text:p>
      <text:p text:style-name="Standard"/>
      <text:p text:style-name="Standard">C language is inter priter or compile based Lang?</text:p>
      <text:p text:style-name="Standard"/>
      <text:p text:style-name="Standard">What are Storage classes . </text:p>
      <text:p text:style-name="Standard"/>
      <text:p text:style-name="Standard">Compilation steps of c prog.</text:p>
      <text:p text:style-name="Standard"/>
      <text:p text:style-name="Standard"> User and kernel specs Diff. What is volatile and const qualifiers? </text:p>
      <text:p text:style-name="Standard"/>
      <text:p text:style-name="Standard">C prog to swap a number without temp. </text:p>
      <text:p text:style-name="Standard"/>
      <text:p text:style-name="Standard">In Single link list add at begin and delete last node.</text:p>
      <text:p text:style-name="Standard"/>
      <text:p text:style-name="Standard"> Implement atox. </text:p>
      <text:p text:style-name="Standard"/>
      <text:p text:style-name="Standard">What is Dynamic memory allocation?</text:p>
      <text:p text:style-name="Standard"/>
      <text:p text:style-name="Standard">Diff betw malloc and calloc. </text:p>
      <text:p text:style-name="Standard"/>
      <text:p text:style-name="Standard">How interrupt works?</text:p>
      <text:p text:style-name="Standard"/>
      <text:p text:style-name="Standard"> How to handle interrupt? </text:p>
      <text:p text:style-name="Standard"/>
      <text:p text:style-name="Standard">What is the Use of gpio pins?</text:p>
      <text:p text:style-name="Standard"/>
      <text:p text:style-name="Standard">What r process states?</text:p>
      <text:p text:style-name="Standard"/>
      <text:p text:style-name="Standard">Process and thread Diff.</text:p>
      <text:p text:style-name="Standard"/>
      <text:p text:style-name="Standard">Mutex semaphore Diff.</text:p>
      <text:p text:style-name="Standard"/>
      <text:p text:style-name="Standard">What is shared memory and message queue?   About Uart protocol.</text:p>
      <text:p text:style-name="Standard"/>
      <text:p text:style-name="Standard"><text:soft-page-break/>Diff betw Tcp &amp; udp? </text:p>
      <text:p text:style-name="Standard"/>
      <text:p text:style-name="Standard">What is meant by connection less and connection oriented .</text:p>
      <text:p text:style-name="Standard"/>
      <text:p text:style-name="Standard">Diff betw polling and interrupt give one Example of polling.</text:p>
      <text:p text:style-name="Standard"/>
      <text:p text:style-name="Standard">Soft and hard rtos Diff.</text:p>
      <text:p text:style-name="Standard"/>
      <text:p text:style-name="Standard">Monolithic and micro kernel Diff.</text:p>
      <text:p text:style-name="Standard"/>
      <text:p text:style-name="Standard">What are Initrfs, initrd,Ramfs.</text:p>
      <text:p text:style-name="Standard"/>
      <text:p text:style-name="Standard">what is inline function? Main purpose of inline fn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5:52:16.423640157</meta:creation-date>
    <dc:date>2017-11-28T10:43:15.090163202</dc:date>
    <meta:editing-duration>PT47M46S</meta:editing-duration>
    <meta:editing-cycles>1</meta:editing-cycles>
    <meta:document-statistic meta:table-count="0" meta:image-count="0" meta:object-count="0" meta:page-count="2" meta:paragraph-count="33" meta:word-count="212" meta:character-count="1209" meta:non-whitespace-character-count="1015"/>
    <meta:generator>LibreOffice/4.2.8.2$Linux_X86_64 LibreOffice_project/420m0$Build-2</meta:generator>
  </office:meta>
</office:document-meta>
</file>